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3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Rosenfield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7, 1896</text:p>
      <text:p text:style-name="P5">Month<text:tab/><text:tab/><text:tab/><text:tab/><text:tab/><text:tab/>December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Woodbine</text:p>
      <text:p text:style-name="P5">State<text:tab/><text:tab/><text:tab/><text:tab/><text:tab/><text:tab/>NJ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lso available in Box 19, FF 6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<text:span text:style-name="T1">Office of</text:span>/</text:p>
      <text:p text:style-name="P2"><text:span text:style-name="T1">The Woodbine Land &amp; Improvement Co.,</text:span>/</text:p>
      <text:p text:style-name="P2"><text:span text:style-name="T1">Woodbine, Cape May Co., N. J.</text:span>/</text:p>
      <text:p text:style-name="P2"><text:span text:style-name="T1">H. L. Sabsovich, Superintendent.</text:span>/</text:p>
      <text:p text:style-name="P3">Woodbine, N. J., December 7th 1896./</text:p>
      <text:p text:style-name="P2">Rev. Dr. S. Morais,/</text:p>
      <text:p text:style-name="P2"><text:tab/>#546 North 5th St.,/</text:p>
      <text:p text:style-name="P2"><text:tab/><text:tab/>Philadelphia, Pa./</text:p>
      <text:p text:style-name="P2">Dear Sir;/</text:p>
      <text:p text:style-name="P2"><text:tab/>The Woodbine Brotherhood, on its last meeting, has passed a/ resolution to express its sincerest thanks for the honor you conferred/ upon its congregation, and for the hearty sermon you made Sunday before last/ at the consecration of its synagogue./ <text:s/>Very Respectfully,/ H. Rosenfield/ Pres./ Per N Yk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1:17:15.88</meta:creation-date>
    <dc:date>2012-03-20T13:56:39.04</dc:date>
    <dc:creator>Penn Libraries</dc:creator>
    <meta:editing-duration>PT00H08M4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71" meta:word-count="259" meta:character-count="1837"/>
  </office:meta>
</office:document-meta>
</file>